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style>
    <style:style style:name="P2" style:family="paragraph" style:parent-style-name="Standard">
      <style:text-properties style:text-underline-style="solid" style:text-underline-width="auto" style:text-underline-color="font-color" fo:font-weight="bold" officeooo:rsid="000d13a0" officeooo:paragraph-rsid="000d13a0" style:font-weight-asian="bold"/>
    </style:style>
    <style:style style:name="P3" style:family="paragraph" style:parent-style-name="Standard">
      <style:text-properties style:text-underline-style="solid" style:text-underline-width="auto" style:text-underline-color="font-color" fo:font-weight="bold" officeooo:paragraph-rsid="000d13a0" style:font-weight-asian="bold"/>
    </style:style>
    <style:style style:name="P4" style:family="paragraph" style:parent-style-name="Standard">
      <style:text-properties style:text-underline-style="solid" style:text-underline-width="auto" style:text-underline-color="font-color" fo:font-weight="normal" officeooo:rsid="000b8246" officeooo:paragraph-rsid="000b8246" style:font-weight-asian="normal" style:font-weight-complex="normal"/>
    </style:style>
    <style:style style:name="P5" style:family="paragraph" style:parent-style-name="Standard">
      <style:text-properties fo:font-size="11pt" style:font-size-asian="11pt" style:font-size-complex="11pt"/>
    </style:style>
    <style:style style:name="P6" style:family="paragraph" style:parent-style-name="Standard">
      <style:text-properties fo:font-size="11pt" officeooo:rsid="000b8246" officeooo:paragraph-rsid="000b8246" style:font-size-asian="11pt" style:font-size-complex="11pt"/>
    </style:style>
    <style:style style:name="P7" style:family="paragraph" style:parent-style-name="Standard">
      <style:text-properties style:text-underline-style="none" fo:font-weight="normal" officeooo:rsid="000b8246" officeooo:paragraph-rsid="000b8246" style:font-weight-asian="normal" style:font-weight-complex="normal"/>
    </style:style>
    <style:style style:name="P8" style:family="paragraph" style:parent-style-name="Standard">
      <style:text-properties officeooo:paragraph-rsid="000b8246"/>
    </style:style>
    <style:style style:name="P9" style:family="paragraph" style:parent-style-name="Standard" style:master-page-name="Standard">
      <style:paragraph-properties style:page-number="auto"/>
      <style:text-properties style:text-underline-style="solid" style:text-underline-width="auto" style:text-underline-color="font-color" fo:font-weight="bold" officeooo:rsid="000d13a0" officeooo:paragraph-rsid="000d13a0" style:font-weight-asian="bold"/>
    </style:style>
    <style:style style:name="T1" style:family="text">
      <style:text-properties fo:font-weight="bold"/>
    </style:style>
    <style:style style:name="T2" style:family="text">
      <style:text-properties style:text-underline-style="solid" style:text-underline-width="auto" style:text-underline-color="font-color" fo:font-weight="bold" style:font-weight-asian="bold"/>
    </style:style>
    <style:style style:name="T3" style:family="text">
      <style:text-properties fo:font-size="11pt" style:font-size-asian="11pt" style:font-size-complex="11pt"/>
    </style:style>
    <style:style style:name="T4" style:family="text">
      <style:text-properties fo:font-size="11pt" fo:font-style="italic" style:font-size-asian="11pt" style:font-style-asian="italic" style:font-size-complex="11pt" style:font-style-complex="italic"/>
    </style:style>
    <style:style style:name="T5" style:family="text">
      <style:text-properties fo:font-style="italic"/>
    </style:style>
    <style:style style:name="T6" style:family="text">
      <style:text-properties style:text-underline-style="none" fo:font-weight="normal" officeooo:rsid="000b8246" style:font-weight-asian="normal" style:font-weight-complex="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ABLE DES MATIERES</text:p>
      <text:p text:style-name="P2"/>
      <text:p text:style-name="P2">I. Introduction</text:p>
      <text:p text:style-name="P2"/>
      <text:p text:style-name="P2"/>
      <text:p text:style-name="P2"/>
      <text:p text:style-name="P2">II. Algorithmes de générations</text:p>
      <text:p text:style-name="P2">i. <text:tab/>Arbres</text:p>
      <text:p text:style-name="P2">ii. <text:tab/>Graphes</text:p>
      <text:p text:style-name="P2">iii. <text:tab/>Graphes bipartis</text:p>
      <text:p text:style-name="P2">iv. <text:tab/>Graphe avec une petite couverture</text:p>
      <text:p text:style-name="P2"/>
      <text:p text:style-name="P2"/>
      <text:p text:style-name="P2"/>
      <text:p text:style-name="P2">III. Recherche de couverture</text:p>
      <text:p text:style-name="P2">i.<text:tab/>Glouton</text:p>
      <text:p text:style-name="P2">ii.<text:tab/>Optimal pour arbre</text:p>
      <text:p text:style-name="P2">iii.<text:tab/>Optimal pour bipartis</text:p>
      <text:p text:style-name="P2">iv. <text:tab/>2-approché pour graphes avec parcours en profondeur</text:p>
      <text:p text:style-name="P2">v. <text:tab/>2-approché pour graphe avec élimination du voisin</text:p>
      <text:p text:style-name="P2"/>
      <text:p text:style-name="P2"/>
      <text:p text:style-name="P2"/>
      <text:p text:style-name="P2"/>
      <text:p text:style-name="P2">IV. MiniSAT</text:p>
      <text:p text:style-name="P2">i.<text:tab/>Présentation</text:p>
      <text:p text:style-name="P2">ii.<text:tab/>Utilisation dans notre projet</text:p>
      <text:p text:style-name="P2">iii.<text:tab/>Résultats</text:p>
      <text:p text:style-name="P2"></text:p>
      <text:p text:style-name="P2"/>
      <text:p text:style-name="P2"/>
      <text:p text:style-name="P2"/>
      <text:p text:style-name="P2">V.Tests</text:p>
      <text:p text:style-name="P2">i.<text:tab/>Tests présentations</text:p>
      <text:p text:style-name="P2">ii.<text:tab/>Tests unitaires</text:p>
      <text:p text:style-name="P2">iii.<text:tab/>Interpretation des résultats</text:p>
      <text:p text:style-name="P2">iv.<text:tab/>Comparaison des algorithmes</text:p>
      <text:p text:style-name="P2"/>
      <text:p text:style-name="P2"/>
      <text:p text:style-name="P2"/>
      <text:p text:style-name="P2"/>
      <text:p text:style-name="P2">VI.Conclusion</text:p>
      <text:p text:style-name="P2"/>
      <text:p text:style-name="P2"/>
      <text:p text:style-name="P3"/>
      <text:p text:style-name="P3"/>
      <text:p text:style-name="P3"/>
      <text:p text:style-name="P1"/>
      <text:p text:style-name="P1"/>
      <text:p text:style-name="P1"/>
      <text:p text:style-name="P1"><text:soft-page-break/></text:p>
      <text:p text:style-name="P1">SECTION&gt;&gt;ALGORITHMES DE GENERATION</text:p>
      <text:p text:style-name="P1"/>
      <text:p text:style-name="P1"/>
      <text:p text:style-name="Standard"><text:span text:style-name="T2">I.Génération d’arbre aléatoire et arbre aléatoire binaire</text:span></text:p>
      <text:p text:style-name="P5"><text:tab/></text:p>
      <text:p text:style-name="Standard"><text:span text:style-name="T3"><text:tab/>La génération d’arbre aléatoire est réalisée au travers d’un algorithme ayant en paramètres le nombre de sommets. Afin de pouvoir générer des arbres plus précis, notamment un arbre binaire, nous avons décidé de rajouter deux paramètres sous forme d’entiers qui sont le nombre minimum et le nombre maximum de fils qu’un sommet peut atteindre.</text:span></text:p>
      <text:p text:style-name="Standard"><text:span text:style-name="T3"><text:tab/>On peut déterminer la complexité de cet algorithme à travers <text:s/>deux étapes : tout d’abord la boucle for qui permet de créer le nombre de sommets souhaité est en O(n), et ensuite l’accès au vecteur qui stockera le sommet est en O(n). On a donc une complexité en O(n*n).</text:span></text:p>
      <text:p text:style-name="Standard"/>
      <text:p text:style-name="Standard"/>
      <text:p text:style-name="Standard"/>
      <text:p text:style-name="Standard"/>
      <text:p text:style-name="Standard"/>
      <text:p text:style-name="Standard"/>
      <text:p text:style-name="P1">SECTION &gt;&gt;RECHERCHE DE COUVERTURE</text:p>
      <text:p text:style-name="Standard"/>
      <text:p text:style-name="Standard"/>
      <text:p text:style-name="Standard"><text:span text:style-name="T2">I.Couverture optimal pour arbre binaire</text:span></text:p>
      <text:p text:style-name="Standard"><text:span text:style-name="T2"/></text:p>
      <text:p text:style-name="P4">Définition préliminaire :</text:p>
      <text:p text:style-name="P8"><text:span text:style-name="T6"><text:tab/></text:span>Un <text:span text:style-name="T1">couplage maximal</text:span> est un couplage <text:span text:style-name="T5">M</text:span> du graphe tel que toute arête du graphe possède au moins une extrémité commune avec une arête de <text:span text:style-name="T5">M</text:span>. Ceci équivaut à dire dans l'ensemble des couplages du graphe, <text:span text:style-name="T5">M</text:span> est maximal au sens de l'inclusion, i.e. que pour toute arête <text:span text:style-name="T5">a</text:span> de <text:span text:style-name="T5">A</text:span> qui n'est pas dans <text:span text:style-name="T5">M</text:span>, <draw:frame draw:style-name="fr1" draw:name="images1" text:anchor-type="as-char" svg:width="1.905cm" svg:height="0.529cm" draw:z-index="0"><draw:image xlink:href="http://upload.wikimedia.org/math/1/9/f/19fd0e56da8ec1f512678927a197e684.png" xlink:type="simple" xlink:show="embed" xlink:actuate="onLoad"/></draw:frame> n'est plus un couplage de <text:span text:style-name="T5">G</text:span>.</text:p>
      <text:p text:style-name="P7"><text:tab/></text:p>
      <text:p text:style-name="P1"/>
      <text:p text:style-name="P6">Cet algorithme est basé sur le parcours en profondeur. A partir de n'importe quel nœud du graphe G donné, on fait de ce nœud la racine de l'arbre puis on parcourt ensuite entièrement l'arbre. </text:p>
      <text:p text:style-name="P6">A chaque fois qu'on retourne un nœud/sommet fils, on vérifie si celui ci et son sommet parent ont été marqué. Si aucun des deux n'a été marqué alors on les marque et on marque également l'arête entre ces deux sommets, et on termine par ajouter le sommet parent à la couverture de sommet.</text:p>
      <text:p text:style-name="P6">Lorsque le parcourt de l'arbre est terminé, nous retournons à la racine en ayant construit une couverture de sommet optimal dont la taille est égale au couplage maximal de l'arbre.</text:p>
      <text:p text:style-name="P6"/>
      <text:p text:style-name="P6">Chaque arête de l'arbre qui n'a pas été marqué est forcement adjacente à une arête qui a été marqué.</text:p>
      <text:p text:style-name="P6"/>
      <text:p text:style-name="P6">Étant donné que cet algorithme retourne une couverture par sommet de taille égale au couplage maximal de l'arbre, nous pouvons considérer que la couverture par sommet est optimal, étant donné qu'aucune couverture ne peut être plus petite que celle-ci.</text:p>
      <text:p text:style-name="P5"/>
      <text:p text:style-name="P5"/>
      <text:p text:style-name="Standard"><text:span text:style-name="T3">La complexité globale de l'algorithme se résume à celle d'un parcours en profondeur classique, soit en O(</text:span><text:span text:style-name="T4">n+m</text:span><text:span text:style-name="T3">) avec </text:span><text:span text:style-name="T4">n</text:span><text:span text:style-name="T3"> le nombre de sommets et </text:span><text:span text:style-name="T4">m</text:span><text:span text:style-name="T3"> le nombre d'arêtes.</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olice_20_par_20_défaut" style:display-name="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ibaut</meta:initial-creator>
    <meta:creation-date>2013-12-19T21:02:00</meta:creation-date>
    <dc:creator>Thibaut Thomas</dc:creator>
    <dc:date>2013-12-20T12:33:29.273790237</dc:date>
    <meta:editing-cycles>14</meta:editing-cycles>
    <meta:editing-duration>PT40M</meta:editing-duration>
    <meta:generator>LibreOffice/4.1.3.2$Linux_X86_64 LibreOffice_project/410m0$Build-2</meta:generator>
    <meta:document-statistic meta:table-count="0" meta:image-count="1" meta:object-count="0" meta:page-count="2" meta:paragraph-count="40" meta:word-count="469" meta:character-count="2839" meta:non-whitespace-character-count="2387"/>
  </office:meta>
</office:document-meta>
</file>